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ans-serif" svg:font-family="sans-serif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T1" style:family="text">
      <style:text-properties fo:country="US" style:country-asian="US" style:country-complex="US" style:font-name-asian="Segoe UI" style:font-name-complex="Tahoma" style:font-size-asian="12pt" style:font-size-complex="12pt"/>
    </style:style>
    <style:style style:name="T2" style:family="text">
      <style:text-properties fo:country="US" style:country-asian="US" style:country-complex="US" style:font-name-asian="Segoe UI" style:font-name-complex="Tahoma" style:font-size-asian="12pt" style:font-size-complex="12pt" style:font-name="" fo:font-size="12pt"/>
    </style:style>
    <style:style style:name="T3" style:family="text">
      <style:text-properties style:font-name="" fo:font-size="12pt" style:font-size-asian="12pt" style:font-size-complex="12pt"/>
    </style:style>
    <style:style style:name="T4" style:family="text">
      <style:text-properties style:font-size-asian="12pt" style:font-size-complex="12pt"/>
    </style:style>
    <style:style style:name="T5" style:family="text">
      <style:text-properties style:font-name="sans-serif" fo:font-size="9pt" style:font-name-asian="sans-serif" style:font-name-complex="sans-serif" style:font-size-asian="9pt" style:font-size-complex="9pt"/>
    </style:style>
    <style:style style:name="T6" style:family="text">
      <style:text-properties fo:font-size="12pt" style:font-size-asian="12pt" style:font-size-complex="12pt" style:font-name="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Компания</text:p>
          </table:table-cell>
          <table:table-cell office:value-type="string" calcext:value-type="string">
            <text:p>Тестовый логин</text:p>
          </table:table-cell>
          <table:table-cell office:value-type="string" calcext:value-type="string">
            <text:p>Тестовый пароль</text:p>
          </table:table-cell>
          <table:table-cell office:value-type="string" calcext:value-type="string">
            <text:p>Основной контакт</text:p>
          </table:table-cell>
          <table:table-cell office:value-type="string" calcext:value-type="string">
            <text:p>Контакт транспортного отдела</text:p>
          </table:table-cell>
          <table:table-cell office:value-type="string" calcext:value-type="string">
            <text:p>Проблема (если есть)</text:p>
          </table:table-cell>
          <table:table-cell office:value-type="string" calcext:value-type="string">
            <text:p>Дата отсылки документа/прозвона)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/>
          <table:table-cell office:value-type="string" calcext:value-type="string">
            <text:p>ТДМ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tdm1go</text:p>
          </table:table-cell>
          <table:table-cell table:style-name="ce1" office:value-type="string" calcext:value-type="string">
            <text:p><text:span text:style-name="T1">Логиш Алексей &lt;</text:span><text:span text:style-name="T1"><text:a xlink:href="file://e.mail.ru/compose/%3Fmailto=mailto%3Alogish@tdme.ru" xlink:type="simple">logish@tdme.ru</text:a></text:span><text:span text:style-name="T1">&gt;: </text:span><text:span text:style-name="T2">89166301255</text:span></text:p>
          </table:table-cell>
          <table:table-cell table:style-name="ce1" office:value-type="string" calcext:value-type="string">
            <text:p><text:span text:style-name="T4">Логиш Алексей &lt;</text:span><text:span text:style-name="T4"><text:a xlink:href="file://e.mail.ru/compose/%3Fmailto=mailto%3Alogish@tdme.ru" xlink:type="simple">logish@tdme.ru</text:a></text:span><text:span text:style-name="T4">&gt;:</text:span></text:p>
          </table:table-cell>
          <table:table-cell/>
          <table:table-cell office:value-type="string" calcext:value-type="string">
            <text:p>07.07, есть переписка</text:p>
          </table:table-cell>
          <table:table-cell office:value-type="string" calcext:value-type="string">
            <text:p>Разговаривать вежливо, не срываться на провокации (вредные). На все неудобные вопросы - «Будем рады вашим пожеланиям» или «Я уточню эту информацию у технического специалиста и сообщу вам в ближайшее время»</text:p>
          </table:table-cell>
        </table:table-row>
        <table:table-row table:style-name="ro2">
          <table:table-cell/>
          <table:table-cell office:value-type="string" calcext:value-type="string">
            <text:p>БТЛ</text:p>
          </table:table-cell>
          <table:table-cell office:value-type="string" calcext:value-type="string">
            <text:p>BTL</text:p>
          </table:table-cell>
          <table:table-cell office:value-type="string" calcext:value-type="string">
            <text:p>1222st</text:p>
          </table:table-cell>
          <table:table-cell office:value-type="string" calcext:value-type="string">
            <text:p>Сысой Алексей <text:a xlink:href="mailto:sysoy@batteryteam.ru" xlink:type="simple">sysoy@batteryteam.ru</text:a> <text:span text:style-name="T3">8-903-564-09-20</text:span></text:p>
          </table:table-cell>
          <table:table-cell office:value-type="string" calcext:value-type="string">
            <text:p>ПОКА НЕТ</text:p>
          </table:table-cell>
          <table:table-cell office:value-type="string" calcext:value-type="string">
            <text:p>Не сообщили транспортному отделу, напоминание — 18.07</text:p>
          </table:table-cell>
          <table:table-cell office:value-type="string" calcext:value-type="string">
            <text:p>07.07, есть переписка</text:p>
          </table:table-cell>
          <table:table-cell/>
        </table:table-row>
        <table:table-row table:style-name="ro2">
          <table:table-cell/>
          <table:table-cell table:number-columns-repeated="2" office:value-type="string" calcext:value-type="string">
            <text:p>Ecola</text:p>
          </table:table-cell>
          <table:table-cell office:value-type="string" calcext:value-type="string">
            <text:p>go2221</text:p>
          </table:table-cell>
          <table:table-cell/>
          <table:table-cell office:value-type="string" calcext:value-type="string">
            <text:p>Валентина <text:span text:style-name="T5"><text:a xlink:href="file:///compose%3FTo=ushakova@tepsvet.ru" xlink:type="simple">ushakova@tepsvet.ru</text:a></text:span><text:span text:style-name="T6"> </text:span></text:p>
          </table:table-cell>
          <table:table-cell office:value-type="string" calcext:value-type="string">
            <text:p>Постоянно работают с необновленной страницей, из-за этого вылетает</text:p>
          </table:table-cell>
          <table:table-cell/>
          <table:table-cell office:value-type="string" calcext:value-type="string">
            <text:p>Просить обновить страницу (F5), говорить, что скоро починим (реально чиним!)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Z1</text:p>
          </table:table-cell>
          <table:table-cell office:value-type="string" calcext:value-type="string">
            <text:p>azsta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ans-serif" svg:font-family="sans-serif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3:15:07.651000000</meta:creation-date>
    <dc:date>2016-07-18T18:18:05.505000000</dc:date>
    <meta:editing-duration>PT4H47M47S</meta:editing-duration>
    <meta:editing-cycles>1</meta:editing-cycles>
    <meta:document-statistic meta:table-count="1" meta:cell-count="31" meta:object-count="0"/>
    <meta:generator>LibreOffice/5.0.2.2$Windows_x86 LibreOffice_project/37b43f919e4de5eeaca9b9755ed688758a8251fe</meta:generator>
  </office:meta>
</office:document-meta>
</file>